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_Hid_Na</text:p>
          </table:table-cell>
          <table:table-cell office:value-type="string" calcext:value-type="string">
            <text:p>Na2O</text:p>
          </table:table-cell>
        </table:table-row>
        <table:table-row table:style-name="ro1">
          <table:table-cell office:value-type="float" office:value="0.647" calcext:value-type="float">
            <text:p>0,64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645" calcext:value-type="float">
            <text:p>0,64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642" calcext:value-type="float">
            <text:p>0,64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0.651" calcext:value-type="float">
            <text:p>0,65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648" calcext:value-type="float">
            <text:p>0,64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642" calcext:value-type="float">
            <text:p>0,64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645" calcext:value-type="float">
            <text:p>0,64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38" calcext:value-type="float">
            <text:p>0,638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36" calcext:value-type="float">
            <text:p>0,63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638" calcext:value-type="float">
            <text:p>0,63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636" calcext:value-type="float">
            <text:p>0,63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638" calcext:value-type="float">
            <text:p>0,638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649" calcext:value-type="float">
            <text:p>0,649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635" calcext:value-type="float">
            <text:p>0,635</text:p>
          </table:table-cell>
          <table:table-cell office:value-type="float" office:value="0.39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09:02.689091385</meta:creation-date>
    <dc:date>2024-05-21T15:15:09.322835763</dc:date>
    <meta:editing-duration>PT6M8S</meta:editing-duration>
    <meta:editing-cycles>1</meta:editing-cycles>
    <meta:document-statistic meta:table-count="1" meta:cell-count="52" meta:object-count="0"/>
    <meta:generator>LibreOffice/24.2.2.2$Linux_X86_64 LibreOffice_project/420$Build-2</meta:generator>
  </office:meta>
</office:document-meta>
</file>